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Devanagari1" svg:font-family="'Droid Sans Devanagari'"/>
    <style:font-face style:name="Hervetica" svg:font-family="Hervetica, Arial, Sans-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Unicode MS" svg:font-family="'Liberation Sans Unicode M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master-page-name="Standard">
      <style:paragraph-properties fo:margin-top="0.7cm" fo:margin-bottom="0cm" fo:text-align="start" style:justify-single-word="false" style:page-number="auto"/>
    </style:style>
    <style:style style:name="P3" style:family="paragraph" style:parent-style-name="Text_20_body">
      <style:paragraph-properties fo:margin-left="2cm" fo:margin-right="0cm" fo:text-align="center" style:justify-single-word="false" fo:text-indent="0cm" style:auto-text-indent="false"/>
    </style:style>
    <style:style style:name="P4" style:family="paragraph" style:parent-style-name="Text_20_body">
      <style:paragraph-properties fo:margin-top="0.7cm" fo:margin-bottom="0.7cm"/>
    </style:style>
    <style:style style:name="P5" style:family="paragraph" style:parent-style-name="Text_20_body">
      <style:paragraph-properties fo:margin-top="0.7cm" fo:margin-bottom="0.7cm" fo:line-height="150%" fo:text-align="justify" style:justify-single-word="false"/>
    </style:style>
    <style:style style:name="P6" style:family="paragraph" style:parent-style-name="Text_20_body">
      <style:paragraph-properties fo:margin-top="0.7cm" fo:margin-bottom="0.7cm" fo:line-height="150%" fo:text-align="center" style:justify-single-word="false"/>
    </style:style>
    <style:style style:name="P7" style:family="paragraph" style:parent-style-name="Heading_20_2">
      <style:paragraph-properties fo:text-align="center" style:justify-single-word="false"/>
    </style:style>
    <style:style style:name="P8" style:family="paragraph" style:parent-style-name="Heading_20_2">
      <style:paragraph-properties fo:text-align="justify" style:justify-single-word="false"/>
    </style:style>
    <style:style style:name="P9" style:family="paragraph" style:parent-style-name="Horizontal_20_Line">
      <style:paragraph-properties fo:margin-top="0cm" fo:margin-bottom="0.499cm" style:border-line-width-bottom="0.002cm 0.035cm 0.002cm" fo:padding="0cm" fo:border-left="none" fo:border-right="none" fo:border-top="none" fo:border-bottom="0.039cm double #808080"/>
    </style:style>
    <style:style style:name="T1" style:family="text">
      <style:text-properties fo:color="#008000" style:font-name="Hervetica" fo:font-size="7.5pt" fo:font-weight="bold" style:font-size-asian="7.5pt" style:font-weight-asian="bold"/>
    </style:style>
    <style:style style:name="T2" style:family="text">
      <style:text-properties style:font-name="Hervetica" fo:font-size="7.5pt" style:font-size-asian="7.5pt"/>
    </style:style>
    <style:style style:name="T3" style:family="text">
      <style:text-properties style:font-name="Hervetica" fo:font-size="7.5pt" fo:font-weight="bold" style:font-size-asian="7.5pt" style:font-weight-asian="bold"/>
    </style:style>
    <style:style style:name="T4" style:family="text">
      <style:text-properties style:font-name="Hervetica" fo:font-size="6pt" fo:font-weight="bold" fo:background-color="#c0c0c0" style:font-size-asian="6pt" style:font-weight-asian="bold"/>
    </style:style>
    <style:style style:name="T5" style:family="text">
      <style:text-properties fo:font-weight="bold" style:font-weight-asian="bold"/>
    </style:style>
    <style:style style:name="T6" style:family="text">
      <style:text-properties fo:color="#ff0000" style:font-name="Hervetica" fo:font-size="7.5pt" fo:font-weight="bold" style:font-size-asian="7.5pt" style:font-weight-asian="bold"/>
    </style:style>
    <style:style style:name="T7" style:family="text">
      <style:text-properties fo:font-weight="normal" style:font-weight-asian="normal"/>
    </style:style>
    <style:style style:name="T8" style:family="text">
      <style:text-properties fo:color="#ffffff" fo:font-size="4.5pt" style:font-size-asian="4.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viso legal:</text:span><text:span text:style-name="T2"> Este é um modelo inicial que deve ser adaptado ao caso concreto por </text:span><text:span text:style-name="T3">profissional habilitado</text:span><text:span text:style-name="T2">. Verifique sempre a vigência das leis indicadas, a jurisprudência local e os riscos de improcedência. </text:span><text:span text:style-name="T6">Limitações de uso:</text:span><text:span text:style-name="T2"> Você </text:span><text:span text:style-name="T3">NÃO PODE</text:span><text:span text:style-name="T2"> revender, divulgar, distribuir ou publicar o conteúdo abaixo, mesmo que gratuitamente, exceto para fins diretamente ligados ao processo do seu cliente final. </text:span><text:span text:style-name="T3">Ao utilizar este documento você concorda com os nossos </text:span><text:a xlink:type="simple" xlink:href="https://modeloinicial.com.br/conteudo/termos-de-uso-e-privacidade" text:style-name="Internet_20_link" text:visited-style-name="Visited_20_Internet_20_Link"><text:span text:style-name="T3">Termos de uso</text:span></text:a><text:span text:style-name="T3">.</text:span><text:span text:style-name="T2"> <text:line-break/></text:span><text:span text:style-name="T4">REMOVA ESTE AVISO ANTES DO USO</text:span><text:span text:style-name="T2"> | </text:span><text:span text:style-name="T3">Copyright ModeloInicial.com.br</text:span><text:span text:style-name="T2"> </text:span></text:p>
      <text:p text:style-name="P9"/>
      <text:list xml:id="list4018093878095502255" text:style-name="Outline">
        <text:list-item>
          <text:list>
            <text:list-item>
              <text:h text:style-name="P7" text:outline-level="2">CONTRATO DE PRESTAÇÃO DE SERVIÇOS</text:h>
            </text:list-item>
            <text:list-item>
              <text:h text:style-name="P8" text:outline-level="2"><text:span text:style-name="T5">DAS PARTES</text:span></text:h>
            </text:list-item>
          </text:list>
        </text:list-item>
      </text:list>
      <text:p text:style-name="P3"><text:span text:style-name="T5">CONTRATADA:</text:span> ________ , pessoa física de direito privado, inscrita no <text:s/>n° CPF________ , doravante denominado <text:span text:style-name="T5">CONTRATADA </text:span>e neste ato representada na forma de seus atos constitutivos, por seu representante legal ________ <text:s/>, portador <text:s/>inscrito no CPF sob o nº. ________ , residente em -------------------------.</text:p>
      <text:p text:style-name="P3"><text:span text:style-name="T5">CONTRATANTE:</text:span> ________ , pessoa jurídica de direito privado, inscrita no CNPJ n° ________ , doravante denominado <text:span text:style-name="T5">CONTRATANTE </text:span>e neste ato representada na forma de seus atos constitutivos, por seu representante legal -------------------------------- inscrito no CPF sob o nº. ________ , residente ________ .</text:p>
      <text:p text:style-name="P1">Decidem as partes, na melhor forma de direito, celebrar o presente <text:span text:style-name="T5">CONTRATO DE PRESTAÇÃO DE SERVIÇOS,</text:span> que reger-se-á mediante as cláusulas e condições adiante estipuladas. </text:p>
      <text:list xml:id="list29758555" text:continue-numbering="true" text:style-name="Outline">
        <text:list-item>
          <text:list>
            <text:list-item>
              <text:h text:style-name="P7" text:outline-level="2"><text:span text:style-name="T5">CLÁUSULA PRIMEIRA - DO OBJETIVO</text:span></text:h>
            </text:list-item>
          </text:list>
        </text:list-item>
      </text:list>
      <text:p text:style-name="P1"><text:span text:style-name="T5">1.1</text:span> O presente contrato tem por objetivo a prestação de serviços profissionais especializados em ________ por parte da CONTRATADA de acordo com os termos e condições detalhados neste contrato.</text:p>
      <text:list xml:id="list29755248" text:continue-numbering="true" text:style-name="Outline">
        <text:list-item>
          <text:list>
            <text:list-item>
              <text:h text:style-name="P7" text:outline-level="2"><text:soft-page-break/>CLÁUSULA SEGUNDA - <text:span text:style-name="T5">OBRIGAÇÕES DA CONTRATANTE</text:span></text:h>
            </text:list-item>
          </text:list>
        </text:list-item>
      </text:list>
      <text:p text:style-name="P6"><text:span text:style-name="T5">2.1 </text:span>A CONTRATANTE deverá fornecer à CONTRATADA todas as informações necessárias à realização do serviço, devendo especificar os detalhes necessários à perfeita consecução do mesmo. </text:p>
      <text:p text:style-name="P6"><text:span text:style-name="T5">2.2</text:span> A CONTRATANTE deverá efetuar o pagamento na forma e condições estabelecidas na cláusula quinta.</text:p>
      <text:list xml:id="list29746872" text:continue-numbering="true" text:style-name="Outline">
        <text:list-item>
          <text:list>
            <text:list-item>
              <text:h text:style-name="P7" text:outline-level="2"><text:span text:style-name="T5">CLÁUSULA TERCEIRA - OBRIGAÇÕES DA CONTRATADA</text:span></text:h>
            </text:list-item>
          </text:list>
        </text:list-item>
      </text:list>
      <text:p text:style-name="P6"><text:span text:style-name="T5">3.1</text:span> A CONTRATADA deverá prestar os serviços solicitados pela CONTRATANTE conforme descritivo, especificações e prazos previstos no ANEXO I.</text:p>
      <text:p text:style-name="P6"><text:span text:style-name="T5">3.2 </text:span>A CONTRATADA se obriga a manter absoluto sigilo sobre as operações, dados, estratégias, materiais, informações e documentos da CONTRATANTE, mesmo após a conclusão dos serviços ou do término da relação contratual.</text:p>
      <text:p text:style-name="P6"><text:span text:style-name="T5">3.3</text:span> Os contratos, informações, dados, materiais e documentos inerentes à CONTRATANTE ou a seus clientes deverão ser utilizados, pela CONTRATADA, por seus funcionários ou contratados, estritamente para cumprimento dos serviços solicitados pela CONTRATANTE, sendo VEDADO a comercialização ou utilização para outros fins. </text:p>
      <text:p text:style-name="P6"><text:span text:style-name="T5">3.4</text:span> Será de responsabilidade da CONTRATADA todo o ônus trabalhista ou tributário referente aos funcionários utilizados para a prestação do serviço objeto deste instrumento, ficando a CONTRATANTE isenta de qualquer obrigação em relação a ele.</text:p>
      <text:p text:style-name="P1"><text:span text:style-name="T5">CLÁUSULA QUARTA - DOS SERVIÇOS</text:span></text:p>
      <text:p text:style-name="P1"><text:span text:style-name="T5">4.1</text:span> A CONTRATADA atuará nos serviços contratados de acordo com as especificações descritas no ANEXO I, que passa ser parte integrante do presente contrato.</text:p>
      <text:p text:style-name="P6"><text:span text:style-name="T5">4.2</text:span> Os serviços terão início em ________ dias corridos da assinatura do presente contrato.</text:p>
      <text:p text:style-name="P1"><text:soft-page-break/><text:span text:style-name="T5">CLÁUSULA SÉTIMA - DO PREÇO E DAS CONDIÇÕES DE PAGAMENTO</text:span></text:p>
      <text:p text:style-name="P6"><text:span text:style-name="T5">7.1 </text:span>Os serviços OBJETO deste contrato serão remunerados no valor de R$ ________ por 40% de entrada, em caso de parcelamento, divide em 4 parcelas iguais , a ser pago pix, traferencia bancaria, ou espécie.</text:p>
      <text:p text:style-name="P1"><text:span text:style-name="T5">7.2 </text:span>No caso de atraso no pagamento superior a 6 dias, será devida multa moratória no valor de _____2%___ sobre a parcela não adimplida, além da atualização do valor pelo ________ .</text:p>
      <text:p text:style-name="P1"><text:span text:style-name="T5">7.3 </text:span>Considera-se o cumprimento integral do contrato o momento em que todos os serviços especificados no ANEXO I tenham sido concluídos, mediante aprovação e revisão final da CONTRATANTE ou outra forma de entrega especificada no ANEXO I.</text:p>
      <text:p text:style-name="P1"><text:span text:style-name="T5">CLÁUSULA OITAVA - DO DESCUMPRIMENTO</text:span></text:p>
      <text:p text:style-name="P6"><text:span text:style-name="T5">8.1 </text:span>O descumprimento de qualquer uma das cláusulas por qualquer parte, implicará na rescisão imediata deste contrato, não isentando a CONTRATADA de suas responsabilidades referentes ao zelo com informações e dados da CONTRATANTE.</text:p>
      <text:p text:style-name="P6"><text:span text:style-name="T5">8.2 </text:span>Havendo descumprimento deste contrato, será devida multa de ______2%__ sobre o valor do contrato.</text:p>
      <text:p text:style-name="P1"><text:span text:style-name="T5">CLÁUSULA NONA - DO PRAZO E VALIDADE</text:span></text:p>
      <text:p text:style-name="P1"><text:span text:style-name="T5">9.1 </text:span>A CONTRATADA deverá realizar os serviços dentro dos prazos determinados no cronograma previsto no ANEXO I, sendo sua responsabilidade comunicar a impossibilidade de cumprimento, bem como os motivos para tal e o novo prazo previsto, estando em sua competência a capacidade para tal avaliação.</text:p>
      <text:p text:style-name="P1"><text:span text:style-name="T5">9.2 </text:span>Este instrumento é <text:span text:style-name="T7">válido por prazo indeterminado, vigendo</text:span> até a finalização do serviço, ora contratado, ou encerramento do contrato, não ficando as partes isentas de seus compromissos éticos após invalidação do mesmo.</text:p>
      <text:p text:style-name="P1"><text:soft-page-break/><text:span text:style-name="T5">CLÁUSULA DÉCIMA - DA RESCISÃO IMOTIVADA</text:span></text:p>
      <text:p text:style-name="P6"><text:span text:style-name="T5">10.1 </text:span>Poderá o presente instrumento ser rescindido por qualquer das partes, em qualquer momento, sem que haja qualquer tipo de motivo relevante, respeitando-se um período mínimo de ___5_____ dias, devendo então somente ser finalizadas e pagas as etapas que já estiverem em andamento.</text:p>
      <text:p text:style-name="P1"><text:span text:style-name="T5">CLÁUSULA DÉCIMA PRIMEIRA - DA OBSERVÂNCIA À LGPD</text:span></text:p>
      <text:p text:style-name="P6"><text:span text:style-name="T5">11.1 </text:span>O CONTRATANTE declara expresso CONSENTIMENTO que a CONTRATADA irá coletar, tratar e compartilhar os dados necessários ao cumprimento do contrato, nos termos do Art. 7º, inc. V da LGPD, os dados necessários para cumprimento de obrigações legais, nos termos do Art. 7º, inc. II da LGPD, bem como os dados, se necessários para proteção ao crédito, conforme autorizado pelo Art. 7º, inc. V da LGPD.</text:p>
      <text:p text:style-name="P6"><text:span text:style-name="T5">11.2</text:span> Outros dados poderão ser coletados, conforme termo de consentimento específico.</text:p>
      <text:p text:style-name="P1"><text:span text:style-name="T5">CLÁUSULA DÉCIMA SEGUNDA - DAS DISPOSIÇÕES GERAIS</text:span></text:p>
      <text:p text:style-name="P6"><text:span text:style-name="T5">12.1 </text:span>Fica pactuada a total inexistência de vínculo trabalhista entre as partes, excluindo as obrigações previdenciárias e os encargos sociais, não havendo entre CONTRATADA e CONTRATANTE qualquer tipo de relação de subordinação. </text:p>
      <text:p text:style-name="P1"><text:span text:style-name="T5">12.2</text:span> <text:span text:style-name="T7">A contratação da CONTRATADA, cumpridas todas as formalidades legais, com ou sem exclusividade, de forma contínua ou não, afasta a qualidade de empregado prevista no art. 3º da CLT, nos termos do art. 442-B da CLT. </text:span></text:p>
      <text:p text:style-name="P1"><text:span text:style-name="T5">12.3</text:span> A tolerância, por qualquer das partes, com relação ao descumprimento de qualquer termo ou condição aqui ajustado, não será considerada como desistência em exigir o cumprimento de disposição nele contida, nem representará novação com relação à obrigação passada, presente ou futura, no tocante ao termo ou condição cujo descumprimento foi tolerado.</text:p>
      <text:p text:style-name="P1"><text:span text:style-name="T5">CLÁUSULA DÉCIMA TERCEIRA - DO FORO</text:span></text:p>
      <text:p text:style-name="P1"><text:soft-page-break/><text:span text:style-name="T5">13.1 </text:span>Para dirimir quaisquer controvérsias oriundas do presente contrato, as partes elegem o foro da Comarca de ________ do Estado de ________ .</text:p>
      <text:p text:style-name="P1">Por estarem assim justos e de acordo, firmam o presente instrumento, em duas vias de igual teor, juntamente com 2 (duas) testemunhas.</text:p>
      <text:p text:style-name="P6">________ , ________ .</text:p>
      <text:p text:style-name="P6"/>
      <text:p text:style-name="P1">________ </text:p>
      <text:p text:style-name="P1">________ </text:p>
      <text:p text:style-name="P1"/>
      <text:p text:style-name="P1">________ </text:p>
      <text:p text:style-name="P1">________ </text:p>
      <text:p text:style-name="P6"/>
      <text:p text:style-name="P6">TESTEMUNHAS:</text:p>
      <text:p text:style-name="P6">________ </text:p>
      <text:p text:style-name="P6">________ </text:p>
      <text:p text:style-name="P6"/>
      <text:p text:style-name="P6">ANEXOS:</text:p>
      <text:p text:style-name="P5">ANEXO I - Descritivo, cronograma e especificações dos serviços</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Devanagari1" svg:font-family="'Droid Sans Devanagari'"/>
    <style:font-face style:name="Hervetica" svg:font-family="Hervetica, Arial, Sans-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Unicode MS" svg:font-family="'Liberation Sans Unicode M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0pt" fo:language="pt" fo:country="BR"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65cm" fo:line-height="150%" fo:text-align="justify" style:justify-single-word="false" fo:orphans="0" fo:widows="0" style:writing-mode="lr-tb"/>
      <style:text-properties fo:color="#00000a" style:font-name="Times New Roman" fo:font-size="12pt" fo:language="pt" fo:country="BR" style:font-name-asian="Times New Roman2" style:font-size-asian="12pt" style:language-asian="zh" style:country-asian="CN" style:font-name-complex="Times New Roman2"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499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7cm" fo:margin-bottom="0.7cm" fo:line-height="150%" fo:text-align="justify" style:justify-single-word="false"/>
      <style:text-properties style:font-name="Times New Roman" fo:font-size="12pt" style:font-name-asian="Times New Roman2" style:font-size-asian="12pt" style:font-name-complex="Times New Roman2" style:font-size-complex="12pt"/>
    </style:style>
    <style:style style:name="List" style:family="paragraph" style:parent-style-name="Text_20_body" style:default-outline-level="" style:list-style-name="" style:class="list">
      <style:text-properties style:font-name-complex="Droid Sans Devanagari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roid Sans Devanagari1"/>
    </style:style>
    <style:style style:name="Heading_20_1" style:display-name="Heading 1" style:family="paragraph" style:parent-style-name="Heading" style:next-style-name="Text_20_body" style:default-outline-level="1" style:list-style-name="" style:class="text">
      <style:text-properties style:font-name="Liberation Sans Unicode MS" fo:font-size="24pt" fo:font-weight="bold" style:font-size-asian="24pt" style:font-weight-asian="bold" style:font-size-complex="22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7cm" fo:margin-bottom="0.7cm"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text-properties style:font-name="Liberation Serif1" fo:font-size="14pt" fo:font-weight="bold" style:font-name-asian="Droid Sans Fallback" style:font-size-asian="14pt" style:font-weight-asian="bold" style:font-name-complex="Droid Sans Devanagari"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text-properties style:font-name="Liberation Serif1" fo:font-size="12pt" fo:font-weight="bold" style:font-name-asian="Droid Sans Fallback" style:font-size-asian="12pt" style:font-weight-asian="bold" style:font-name-complex="Droid Sans Devanagari" style:font-size-complex="12pt" style:font-weight-complex="bold"/>
    </style:style>
    <style:style style:name="Horizontal_20_Line" style:display-name="Horizontal Line" style:family="paragraph" style:parent-style-name="Standard" style:next-style-name="Text_20_body" style:default-outline-level="" style:list-style-name=""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ender" style:family="paragraph" style:parent-style-name="Standard" style:default-outline-level="" style:list-style-name="" style:class="extra">
      <style:paragraph-properties fo:margin-top="0cm" fo:margin-bottom="0.106cm" text:number-lines="false" text:line-number="0"/>
      <style:text-properties fo:font-style="italic" style:font-style-asian="italic"/>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default-outline-level="" style:list-style-name="">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default-outline-level="" style:list-style-name="" style:class="html">
      <style:paragraph-properties fo:margin-left="1cm" fo:margin-right="1cm" fo:margin-top="0.7cm" fo:margin-bottom="0.7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top="0.7cm" fo:margin-bottom="0.7cm"/>
    </style:style>
    <style:style style:name="MT1" style:family="text">
      <style:text-properties fo:color="#ffffff" fo:font-size="4.5pt" style:font-size-asian="4.5pt"/>
    </style:style>
    <style:page-layout style:name="Mpm1">
      <style:page-layout-properties fo:page-width="21.59cm" fo:page-height="27.94cm" style:num-format="1" style:print-orientation="portrait" fo:margin-top="2cm" fo:margin-bottom="0.499cm" fo:margin-left="3cm" fo:margin-right="3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83cm" fo:margin-left="0cm" fo:margin-right="0cm" fo:margin-top="0.383cm" style:dynamic-spacing="true"/>
      </style:footer-style>
    </style:page-layout>
  </office:automatic-styles>
  <office:master-styles>
    <style:master-page style:name="Standard" style:page-layout-name="Mpm1">
      <style:footer>
        <text:p text:style-name="MP1"><text:span text:style-name="MT1">#0 Tue Mar 18 13:44:12 202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delo Inicial</meta:initial-creator>
    <dc:description>.</dc:description>
    <meta:keyword>modeloinicial.com.br</meta:keyword>
    <dc:language>en-US</dc:language>
    <meta:editing-cycles>0</meta:editing-cycles>
    <dc:title>Contrato de Prestação de Serviços</dc:title>
    <meta:editing-duration>P0D</meta:editing-duration>
    <meta:generator>OpenOffice/4.1.1$Win32 OpenOffice.org_project/411m6$Build-9775</meta:generator>
    <meta:document-statistic meta:table-count="0" meta:image-count="0" meta:object-count="0" meta:page-count="6" meta:paragraph-count="52" meta:word-count="1050" meta:character-count="6924"/>
    <dc:date>2025-04-01T09:49:30.73</dc:date>
  </office:meta>
</office:document-meta>
</file>